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d661" officeooo:paragraph-rsid="001ad661"/>
    </style:style>
    <style:style style:name="P2" style:family="paragraph" style:parent-style-name="Text_20_body">
      <style:text-properties officeooo:rsid="001cae81" officeooo:paragraph-rsid="001cae81"/>
    </style:style>
    <style:style style:name="P3" style:family="paragraph" style:parent-style-name="Text_20_body">
      <style:text-properties officeooo:rsid="001da5eb" officeooo:paragraph-rsid="001da5eb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" style:font-name-asian="Noto Sans CJK SC Regular" style:font-name-complex="Lohit Devanagari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put: 2 numeri naturali m, n con m <text:span text:style-name="T1">≥</text:span><text:span text:style-name="T2"> n</text:span></text:p>
      <text:p text:style-name="P1">Output: 2 numeri naturali q, r</text:p>
      <text:p text:style-name="P1">Legge: q = quoziente di m/n, r = resto della divisione m/n</text:p>
      <text:p text:style-name="P1">Esecutore: addizione, sottrazione, confronto, memorizzazione</text:p>
      <text:p text:style-name="Text_20_body">Algoritmo: (M contenitore che contiene m, N contenitore che contiene n)</text:p>
      <text:p text:style-name="P2">q = 0;</text:p>
      <text:p text:style-name="P2">while (m <text:span text:style-name="T1">&gt;</text:span><text:span text:style-name="T2"> n || m == n)</text:span></text:p>
      <text:p text:style-name="P2"><text:span text:style-name="T2">{</text:span></text:p>
      <text:p text:style-name="P2"><text:span text:style-name="T2"><text:tab/>m = m - n;</text:span></text:p>
      <text:p text:style-name="P2"><text:span text:style-name="T2"><text:tab/>q++;</text:span></text:p>
      <text:p text:style-name="P2"><text:span text:style-name="T2">}</text:span></text:p>
      <text:p text:style-name="P3"><text:span text:style-name="T2">r = m;</text:span></text:p>
      <text:p text:style-name="P3"><text:span text:style-name="T2">std::cout&lt;&lt;q&lt;&lt;" "&lt;&lt;r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5:34:32.197420130</meta:creation-date>
    <dc:date>2018-09-18T16:08:25.239790548</dc:date>
    <meta:editing-duration>PT3M22S</meta:editing-duration>
    <meta:editing-cycles>1</meta:editing-cycles>
    <meta:document-statistic meta:table-count="0" meta:image-count="0" meta:object-count="0" meta:page-count="1" meta:paragraph-count="13" meta:word-count="68" meta:character-count="332" meta:non-whitespace-character-count="275"/>
    <meta:generator>LibreOffice/6.0.3.2$Linux_X86_64 LibreOffice_project/00m0$Build-2</meta:generator>
  </office:meta>
</office:document-meta>
</file>